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42+0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=42+0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3=42+0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7=x6+x3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7=42+0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15:03:47.988160012</dc:date>
    <dc:creator>David Zemon</dc:creator>
    <meta:document-statistic meta:table-count="1" meta:cell-count="78" meta:object-count="0"/>
    <meta:generator>LibreOffice/4.1.2.3$Linux_X86_64 LibreOffice_project/410m0$Build-3</meta:generator>
  </office:meta>
</office:document-meta>
</file>